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3e3d" officeooo:paragraph-rsid="00093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O que e um repositório</text:p>
      <text:p text:style-name="P1">2) Qual a diferença entre Git e GitHub</text:p>
      <text:p text:style-name="P1">3) Porque utilizar controle de versão para os arquivos de um projeto de desenvolvimento de software</text:p>
      <text:p text:style-name="P1">4) Quais vantagens você enxerga no Git .Voce utilizaria em seu projet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09:29:03.938000000</dc:date>
    <meta:editing-duration>PT4M13S</meta:editing-duration>
    <meta:editing-cycles>1</meta:editing-cycles>
    <meta:document-statistic meta:table-count="0" meta:image-count="0" meta:object-count="0" meta:page-count="1" meta:paragraph-count="4" meta:word-count="42" meta:character-count="233" meta:non-whitespace-character-count="194"/>
    <meta:generator>LibreOffice/7.2.2.2$Windows_X86_64 LibreOffice_project/02b2acce88a210515b4a5bb2e46cbfb63fe97d56</meta:generator>
  </office:meta>
</office:document-meta>
</file>